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2fe94" officeooo:paragraph-rsid="0002fe94"/>
    </style:style>
    <style:style style:name="P2" style:family="paragraph" style:parent-style-name="Standard">
      <style:text-properties officeooo:rsid="0002fe94" officeooo:paragraph-rsid="00052088"/>
    </style:style>
    <style:style style:name="P3" style:family="paragraph" style:parent-style-name="Standard">
      <style:text-properties officeooo:rsid="0002fe94" officeooo:paragraph-rsid="0006538a"/>
    </style:style>
    <style:style style:name="P4" style:family="paragraph" style:parent-style-name="Standard">
      <style:text-properties officeooo:rsid="0002fe94" officeooo:paragraph-rsid="0006c111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52088" style:font-weight-asian="bold" style:font-weight-complex="bold"/>
    </style:style>
    <style:style style:name="T3" style:family="text">
      <style:text-properties fo:font-weight="bold" officeooo:rsid="0006538a" style:font-weight-asian="bold" style:font-weight-complex="bold"/>
    </style:style>
    <style:style style:name="T4" style:family="text">
      <style:text-properties fo:font-weight="bold" officeooo:rsid="0003b544" style:font-weight-asian="bold" style:font-weight-complex="bold"/>
    </style:style>
    <style:style style:name="T5" style:family="text">
      <style:text-properties fo:font-weight="bold" officeooo:rsid="0006c111" style:font-weight-asian="bold" style:font-weight-complex="bold"/>
    </style:style>
    <style:style style:name="T6" style:family="text">
      <style:text-properties officeooo:rsid="0003b544"/>
    </style:style>
    <style:style style:name="T7" style:family="text">
      <style:text-properties officeooo:rsid="00052088"/>
    </style:style>
    <style:style style:name="T8" style:family="text">
      <style:text-properties officeooo:rsid="0006538a"/>
    </style:style>
    <style:style style:name="T9" style:family="text">
      <style:text-properties officeooo:rsid="0006c111"/>
    </style:style>
    <style:style style:name="T10" style:family="text">
      <style:text-properties fo:font-weight="normal" officeooo:rsid="00052088" style:font-weight-asian="normal" style:font-weight-complex="normal"/>
    </style:style>
    <style:style style:name="T11" style:family="text">
      <style:text-properties fo:font-weight="normal" officeooo:rsid="0006538a" style:font-weight-asian="normal" style:font-weight-complex="normal"/>
    </style:style>
    <style:style style:name="T12" style:family="text">
      <style:text-properties officeooo:rsid="0008587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Conclusiones TP Voltímetros</text:p>
      <text:p text:style-name="P1"/>
      <text:p text:style-name="P1"/>
      <text:h text:style-name="Heading_20_1" text:outline-level="1">Efecto de carga</text:h>
      <text:p text:style-name="P1"/>
      <text:p text:style-name="P1"><text:span text:style-name="T1">Medir y responder</text:span>: Observando los siguientes graficos, ¿Que tension medira un voltımetro digital/analógico entre los bornes <text:span text:style-name="T1">a</text:span> y <text:span text:style-name="T1">b </text:span>en los siguientes casos? </text:p>
      <text:p text:style-name="P1"><text:tab/><text:span text:style-name="T6">Vo=10v</text:span></text:p>
      <text:p text:style-name="P1"><text:tab/><text:span text:style-name="T7">Ri=50ohm</text:span></text:p>
      <text:p text:style-name="P1"><text:tab/><text:span text:style-name="T1">Caso 1)</text:span> Directamente entre los bornes de salida de la fuente Vab. </text:p>
      <text:p text:style-name="P2"><text:tab/><text:tab/>Vab= Vo*Rv/( Rv+Ri) </text:p>
      <text:p text:style-name="P1"/>
      <text:p text:style-name="P4"><text:tab/><text:span text:style-name="T11">Mediciónes</text:span><text:span text:style-name="T3">:</text:span></text:p>
      <text:p text:style-name="P1"/>
      <text:p text:style-name="P1"><text:tab/><text:span text:style-name="T1">Caso 2) </text:span>Agregando una resistencia en serie a la salida de la fuente.</text:p>
      <text:p text:style-name="P1"><text:tab/><text:tab/>Vab= Vo*Rv/( Rv+Ri+100Kohm) </text:p>
      <text:p text:style-name="P3"><text:tab/></text:p>
      <text:p text:style-name="P3"><text:tab/><text:span text:style-name="T8">Mediciónes:</text:span></text:p>
      <text:p text:style-name="P1"/>
      <text:p text:style-name="P1"><text:span text:style-name="T1">Medir y responder</text:span>: Se medir la tension sobre la resistencia indicada en el circuito divisor de tension dibujado, con voltımetro digital y analogico por separado.</text:p>
      <text:p text:style-name="P1"><text:tab/>Vab = Vo*Rv//<text:span text:style-name="T6">10Mohm </text:span>/ ( <text:span text:style-name="T6">Rv//10Mohm </text:span>+ Ri <text:span text:style-name="T6">+10Mohm</text:span>) </text:p>
      <text:p text:style-name="P1"><text:tab/><text:span text:style-name="T12">Analógico</text:span><text:span text:style-name="T5">:</text:span></text:p>
      <text:p text:style-name="P4"><text:tab/><text:span text:style-name="T9">Teórico:</text:span></text:p>
      <text:p text:style-name="P4"><text:span text:style-name="T6"><text:tab/><text:tab/>Vab=10v*234,375Kohm / (234,375Kohm + 50ohm + 10Mohm)=</text:span></text:p>
      <text:p text:style-name="P1"><text:tab/><text:span text:style-name="T12">Medición:</text:span></text:p>
      <text:p text:style-name="P1"><text:tab/></text:p>
      <text:p text:style-name="P1"><text:tab/><text:span text:style-name="T12">Digital:</text:span></text:p>
      <text:p text:style-name="P1"><text:tab/><text:span text:style-name="T12">Teórico:</text:span></text:p>
      <text:p text:style-name="P1"><text:tab/><text:tab/><text:span text:style-name="T12">Vab=10v*5Mohm/(5Mohm +50ohm + 10Mohm)</text:span></text:p>
      <text:p text:style-name="P1"><text:tab/><text:span text:style-name="T12">Medición:</text:span></text:p>
      <text:p text:style-name="P1"/>
      <text:p text:style-name="P1"/>
      <text:p text:style-name="P1"><text:tab/></text:p>
      <text:p text:style-name="P1"><text:tab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eonardo </meta:initial-creator>
    <meta:creation-date>2017-06-11T20:37:45.459408538</meta:creation-date>
    <dc:date>2017-06-12T00:31:58.792217038</dc:date>
    <dc:creator>Leonardo </dc:creator>
    <meta:editing-duration>PT2H22M31S</meta:editing-duration>
    <meta:editing-cycles>2</meta:editing-cycles>
    <meta:generator>LibreOffice/4.3.3.2$Linux_X86_64 LibreOffice_project/430m0$Build-2</meta:generator>
    <meta:document-statistic meta:table-count="0" meta:image-count="0" meta:object-count="0" meta:page-count="1" meta:paragraph-count="25" meta:word-count="115" meta:character-count="792" meta:non-whitespace-character-count="668"/>
  </office:meta>
</office:document-meta>
</file>